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16173" draw:textarea-horizontal-align="justify" draw:textarea-vertical-align="middle" draw:auto-grow-height="false" fo:min-height="4.195cm" fo:min-width="3.183cm"/>
    </style:style>
    <style:style style:name="gr2" style:family="graphic" style:parent-style-name="standard">
      <style:graphic-properties draw:fill-color="#e6e905" draw:textarea-horizontal-align="justify" draw:textarea-vertical-align="middle" draw:auto-grow-height="false" fo:min-height="1.401cm" fo:min-width="2.167cm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0.766cm" fo:min-width="1.024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766cm" fo:min-width="1.913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.766cm" fo:min-width="1.659cm"/>
      <style:paragraph-properties style:writing-mode="lr-tb"/>
    </style:style>
    <style:style style:name="gr6" style:family="graphic" style:parent-style-name="standard">
      <style:graphic-properties draw:fill-color="#b47804" draw:textarea-horizontal-align="justify" draw:textarea-vertical-align="middle" draw:auto-grow-height="false" fo:min-height="0.766cm" fo:min-width="1.659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81cm" svg:stroke-color="#16825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512cm" fo:min-width="0.6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fill-color="#dde8cb" draw:textarea-horizontal-align="justify" draw:textarea-vertical-align="middle" draw:auto-grow-height="false" fo:min-height="0.258cm" fo:min-width="0.516cm"/>
      <style:paragraph-properties style:writing-mode="lr-tb"/>
    </style:style>
    <style:style style:name="gr13" style:family="graphic" style:parent-style-name="standard">
      <style:graphic-properties draw:fill-color="#81aca6" draw:textarea-horizontal-align="justify" draw:textarea-vertical-align="middle" draw:auto-grow-height="false" fo:min-height="0.258cm" fo:min-width="0.516cm"/>
      <style:paragraph-properties style:writing-mode="lr-tb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512cm" fo:min-width="0.77cm"/>
      <style:paragraph-properties style:writing-mode="lr-tb"/>
    </style:style>
    <style:style style:name="P1" style:family="paragraph">
      <loext:graphic-properties draw:fill-color="#e1617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905"/>
      <style:paragraph-properties fo:text-align="center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style:paragraph-properties fo:text-align="center"/>
      <style:text-properties fo:color="#b4c7dc"/>
    </style:style>
    <style:style style:name="P7" style:family="paragraph">
      <loext:graphic-properties draw:fill-color="#3465a4"/>
      <style:paragraph-properties fo:text-align="center"/>
      <style:text-properties fo:color="#b4c7dc"/>
    </style:style>
    <style:style style:name="P8" style:family="paragraph">
      <style:paragraph-properties fo:text-align="center"/>
      <style:text-properties fo:color="#650953"/>
    </style:style>
    <style:style style:name="P9" style:family="paragraph">
      <loext:graphic-properties draw:fill-color="#b47804"/>
      <style:paragraph-properties fo:text-align="center"/>
      <style:text-properties fo:color="#650953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3465a4"/>
      <style:paragraph-properties fo:text-align="center"/>
      <style:text-properties fo:color="#fffff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dde8cb"/>
      <style:paragraph-properties fo:text-align="center"/>
    </style:style>
    <style:style style:name="P16" style:family="paragraph">
      <loext:graphic-properties draw:fill-color="#81aca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4.445cm" svg:x="10.136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667cm" svg:height="1.651cm" svg:x="17.333cm" svg:y="6.588cm">
          <text:p text:style-name="P2"><text:span text:style-name="T1">Public</text:span><text:span text:style-name="T1"><text:line-break/></text:span><text:span text:style-name="T1">A.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524cm" svg:height="1.016cm" svg:x="1.127cm" svg:y="2.524cm">
          <text:p text:style-name="P2"><text:span text:style-name="T1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2.413cm" svg:height="1.016cm" svg:x="5.445cm" svg:y="6.905cm">
          <text:p text:style-name="P2"><text:span text:style-name="T2">A.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159cm" svg:height="1.016cm" svg:x="1cm" svg:y="6.905cm">
          <text:p text:style-name="P6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2.159cm" svg:height="1.016cm" svg:x="1cm" svg:y="11.16cm">
          <text:p text:style-name="P8"><text:span text:style-name="T1">Laptop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s" svg:x1="3.159cm" svg:y1="7.413cm" svg:x2="5.445cm" svg:y2="7.413cm" draw:start-shape="id1" draw:start-glue-point="1" draw:end-shape="id2" draw:end-glue-point="3" svg:d="M3159 7413h500 1284 502" svg:viewBox="0 0 2287 1">
          <text:p/>
        </draw:connector>
        <draw:connector draw:style-name="gr8" draw:text-style-name="P10" draw:layer="layout" draw:type="lines" draw:line-skew="0.896cm -1.086cm" svg:x1="2.651cm" svg:y1="3.032cm" svg:x2="6.651cm" svg:y2="6.905cm" draw:start-shape="id3" draw:start-glue-point="1" draw:end-shape="id2" draw:end-glue-point="0" svg:d="M2651 3032h1397l2603 2286v1587" svg:viewBox="0 0 4001 3874">
          <text:p/>
        </draw:connector>
        <draw:connector draw:style-name="gr9" draw:text-style-name="P10" draw:layer="layout" draw:type="line" svg:x1="14.335cm" svg:y1="7.413cm" svg:x2="17.333cm" svg:y2="7.413cm" draw:start-shape="id4" draw:start-glue-point="1" draw:end-shape="id5" svg:d="M14335 7413h2998" svg:viewBox="0 0 2999 1">
          <text:p/>
        </draw:connector>
        <draw:custom-shape draw:style-name="gr10" draw:text-style-name="P12" xml:id="id6" draw:id="id6" draw:layer="layout" svg:width="1.143cm" svg:height="0.762cm" svg:x="9.636cm" svg:y="7.032cm">
          <text:p text:style-name="P11"><text:span text:style-name="T3">eth0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7.858cm" svg:y1="7.413cm" svg:x2="9.636cm" svg:y2="7.413cm" draw:start-shape="id2" draw:start-glue-point="1" draw:end-shape="id6" draw:end-glue-point="3" svg:d="M7858 7413h1778" svg:viewBox="0 0 1779 1">
          <text:p/>
        </draw:connector>
        <draw:frame draw:style-name="gr11" draw:text-style-name="P14" draw:layer="layout" svg:width="3.118cm" svg:height="0.725cm" svg:x="10.144cm" svg:y="5.228cm">
          <draw:text-box>
            <text:p text:style-name="P13"><text:span text:style-name="T4">Raspberry-pi</text:span></text:p>
          </draw:text-box>
        </draw:frame>
        <draw:custom-shape draw:style-name="gr12" draw:text-style-name="P15" draw:layer="layout" svg:width="1.016cm" svg:height="0.508cm" svg:x="10.398cm" svg:y="8.874cm">
          <text:p text:style-name="P2"><text:span text:style-name="T5">dhcp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016cm" svg:height="0.508cm" svg:x="11.541cm" svg:y="8.874cm">
          <text:p text:style-name="P2"><text:span text:style-name="T5">s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016cm" svg:height="0.508cm" svg:x="12.684cm" svg:y="8.874cm">
          <text:p text:style-name="P2"><text:span text:style-name="T5">wp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4" draw:id="id4" draw:layer="layout" svg:width="1.27cm" svg:height="0.762cm" svg:x="13.065cm" svg:y="7.032cm">
          <text:p text:style-name="P11"><text:span text:style-name="T3">wlan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0" draw:layer="layout" draw:type="lines" draw:line-skew="0cm 0.96cm" svg:x1="3.159cm" svg:y1="11.668cm" svg:x2="6.651cm" svg:y2="7.921cm" draw:start-shape="id7" draw:start-glue-point="1" draw:end-shape="id2" draw:end-glue-point="2" svg:d="M3159 11668h500l2992-2286v-1461" svg:viewBox="0 0 3493 37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9T19:24:14.732818334</meta:creation-date>
    <dc:date>2020-05-19T20:29:38.497065671</dc:date>
    <meta:editing-duration>PT14M51S</meta:editing-duration>
    <meta:editing-cycles>4</meta:editing-cycles>
    <meta:generator>LibreOffice/6.3.4.2.0$Linux_X86_64 LibreOffice_project/30$Build-2</meta:generator>
    <meta:document-statistic meta:object-count="17"/>
  </office:meta>
</office:document-meta>
</file>